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48cm" style:rel-column-width="5582*"/>
    </style:style>
    <style:style style:name="Table1.B" style:family="table-column">
      <style:table-column-properties style:column-width="9.885cm" style:rel-column-width="38105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56cm" table:align="right"/>
    </style:style>
    <style:style style:name="Table8.A" style:family="table-column">
      <style:table-column-properties style:column-width="5.629cm"/>
    </style:style>
    <style:style style:name="Table8.B" style:family="table-column">
      <style:table-column-properties style:column-width="5.652cm"/>
    </style:style>
    <style:style style:name="Table8.C" style:family="table-column">
      <style:table-column-properties style:column-width="5.67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6pt" officeooo:rsid="00030202" officeooo:paragraph-rsid="001ecded" style:font-size-asian="14pt" style:font-size-complex="16pt"/>
    </style:style>
    <style:style style:name="P2" style:family="paragraph" style:parent-style-name="Text_20_body">
      <style:text-properties fo:font-size="12pt" fo:font-weight="bold" officeooo:rsid="00030202" officeooo:paragraph-rsid="001ecded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2pt" fo:font-weight="bold" officeooo:paragraph-rsid="001ecded" style:font-size-asian="10.5pt" style:font-weight-asian="bold" style:font-size-complex="12pt" style:font-weight-complex="bold"/>
    </style:style>
    <style:style style:name="P4" style:family="paragraph" style:parent-style-name="Text_20_body">
      <style:text-properties fo:font-size="13pt" fo:font-weight="bold" officeooo:rsid="00030202" officeooo:paragraph-rsid="001ecded" style:font-size-asian="11.3500003814697pt" style:font-weight-asian="bold" style:font-size-complex="13pt" style:font-weight-complex="bold"/>
    </style:style>
    <style:style style:name="P5" style:family="paragraph" style:parent-style-name="Table_20_Contents">
      <style:text-properties officeooo:rsid="00030202" officeooo:paragraph-rsid="001ecded"/>
    </style:style>
    <style:style style:name="P6" style:family="paragraph" style:parent-style-name="Table_20_Contents">
      <style:text-properties officeooo:rsid="0011b749" officeooo:paragraph-rsid="001ecded"/>
    </style:style>
    <style:style style:name="P7" style:family="paragraph" style:parent-style-name="Table_20_Contents">
      <style:text-properties officeooo:rsid="0011b749" officeooo:paragraph-rsid="001f61b1"/>
    </style:style>
    <style:style style:name="P8" style:family="paragraph" style:parent-style-name="Table_20_Contents">
      <style:text-properties officeooo:rsid="0011b749" officeooo:paragraph-rsid="001fa552"/>
    </style:style>
    <style:style style:name="P9" style:family="paragraph" style:parent-style-name="Table_20_Contents">
      <style:text-properties fo:font-size="11pt" officeooo:rsid="00138762" officeooo:paragraph-rsid="001ecded" style:font-size-asian="9.60000038146973pt" style:font-size-complex="11pt"/>
    </style:style>
    <style:style style:name="P10" style:family="paragraph" style:parent-style-name="Table_20_Contents">
      <style:text-properties fo:font-size="11pt" officeooo:rsid="00138762" officeooo:paragraph-rsid="001fa552" style:font-size-asian="9.60000038146973pt" style:font-size-complex="11pt"/>
    </style:style>
    <style:style style:name="P11" style:family="paragraph" style:parent-style-name="Table_20_Contents">
      <style:text-properties fo:font-size="11pt" officeooo:rsid="00138762" officeooo:paragraph-rsid="00209fc9" style:font-size-asian="9.60000038146973pt" style:font-size-complex="11pt"/>
    </style:style>
    <style:style style:name="P12" style:family="paragraph" style:parent-style-name="Table_20_Contents">
      <style:text-properties fo:font-size="11pt" officeooo:paragraph-rsid="001ecded" style:font-size-asian="9.60000038146973pt" style:font-size-complex="11pt"/>
    </style:style>
    <style:style style:name="P13" style:family="paragraph" style:parent-style-name="Table_20_Contents">
      <style:text-properties fo:font-size="11pt" officeooo:paragraph-rsid="0020eff3" style:font-size-asian="9.60000038146973pt" style:font-size-complex="11pt"/>
    </style:style>
    <style:style style:name="P14" style:family="paragraph" style:parent-style-name="Table_20_Contents">
      <style:text-properties officeooo:paragraph-rsid="001ecded"/>
    </style:style>
    <style:style style:name="P15" style:family="paragraph" style:parent-style-name="Standard">
      <style:text-properties fo:font-size="11pt" fo:font-weight="normal" officeooo:rsid="00065651" officeooo:paragraph-rsid="001ecded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2pt" fo:font-weight="bold" officeooo:rsid="00065651" officeooo:paragraph-rsid="001ecded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3pt" fo:font-weight="bold" officeooo:rsid="000e61cf" officeooo:paragraph-rsid="001ecded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0e61cf" officeooo:paragraph-rsid="0020eff3" style:font-size-asian="11.3500003814697pt" style:font-weight-asian="bold" style:font-size-complex="13pt" style:font-weight-complex="bold"/>
    </style:style>
    <style:style style:name="T1" style:family="text">
      <style:text-properties fo:font-size="13pt" fo:font-weight="bold" officeooo:rsid="00206b79" style:font-size-asian="11.3500003814697pt" style:font-weight-asian="bold" style:font-size-complex="13pt" style:font-weight-complex="bold"/>
    </style:style>
    <style:style style:name="T2" style:family="text">
      <style:text-properties fo:font-size="13pt" fo:font-weight="bold" officeooo:rsid="00138762" style:font-size-asian="11.3500003814697pt" style:font-weight-asian="bold" style:font-size-complex="13pt" style:font-weight-complex="bold"/>
    </style:style>
    <style:style style:name="T3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4" style:family="text">
      <style:text-properties fo:font-size="13pt" fo:font-weight="bold" officeooo:rsid="00207a71" style:font-size-asian="11.3500003814697pt" style:font-weight-asian="bold" style:font-size-complex="13pt" style:font-weight-complex="bold"/>
    </style:style>
    <style:style style:name="T5" style:family="text">
      <style:text-properties fo:font-size="13pt" fo:font-weight="bold" officeooo:rsid="001fa552" style:font-size-asian="11.3500003814697pt" style:font-weight-asian="bold" style:font-size-complex="13pt" style:font-weight-complex="bold"/>
    </style:style>
    <style:style style:name="T6" style:family="text">
      <style:text-properties fo:font-size="13pt" fo:font-weight="bold" officeooo:rsid="00209fc9" style:font-size-asian="11.3500003814697pt" style:font-weight-asian="bold" style:font-size-complex="13pt" style:font-weight-complex="bold"/>
    </style:style>
    <style:style style:name="T7" style:family="text">
      <style:text-properties fo:font-size="13pt" fo:font-weight="bold" officeooo:rsid="0020eff3" style:font-size-asian="11.3500003814697pt" style:font-weight-asian="bold" style:font-size-complex="13pt" style:font-weight-complex="bold"/>
    </style:style>
    <style:style style:name="T8" style:family="text">
      <style:text-properties officeooo:rsid="00030202"/>
    </style:style>
    <style:style style:name="T9" style:family="text">
      <style:text-properties fo:font-weight="normal" officeooo:rsid="00030202" style:font-weight-asian="normal" style:font-weight-complex="normal"/>
    </style:style>
    <style:style style:name="T10" style:family="text">
      <style:text-properties fo:font-weight="normal" officeooo:rsid="001ed8ba" style:font-weight-asian="normal" style:font-weight-complex="normal"/>
    </style:style>
    <style:style style:name="T11" style:family="text">
      <style:text-properties fo:font-weight="normal" officeooo:rsid="001ecded" style:font-weight-asian="normal" style:font-weight-complex="normal"/>
    </style:style>
    <style:style style:name="T12" style:family="text">
      <style:text-properties officeooo:rsid="001fe951"/>
    </style:style>
    <style:style style:name="T13" style:family="text">
      <style:text-properties officeooo:rsid="00206b79"/>
    </style:style>
    <style:style style:name="T14" style:family="text">
      <style:text-properties officeooo:rsid="00207a71"/>
    </style:style>
    <style:style style:name="T15" style:family="text">
      <style:text-properties officeooo:rsid="00221fb1"/>
    </style:style>
    <style:style style:name="T16" style:family="text">
      <style:text-properties officeooo:rsid="002256dc"/>
    </style:style>
    <style:style style:name="T17" style:family="text">
      <style:text-properties officeooo:rsid="001ecded"/>
    </style:style>
    <style:style style:name="T18" style:family="text">
      <style:text-properties officeooo:rsid="001f61b1"/>
    </style:style>
    <style:style style:name="T19" style:family="text">
      <style:text-properties officeooo:rsid="001fa552"/>
    </style:style>
    <style:style style:name="T20" style:family="text">
      <style:text-properties officeooo:rsid="00209fc9"/>
    </style:style>
    <style:style style:name="T21" style:family="text">
      <style:text-properties officeooo:rsid="0020eff3"/>
    </style:style>
    <style:style style:name="T22" style:family="text">
      <style:text-properties officeooo:rsid="0022cc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<text:span text:style-name="T17">Settings menu</text:span></text:p>
      <text:p text:style-name="P3"><text:span text:style-name="T8">Summary: </text:span><text:span text:style-name="T11">This is the menu with the settings.</text:span></text:p>
      <text:p text:style-name="P3"><text:span text:style-name="T8">Priority: </text:span><text:span text:style-name="T10">Low</text:span></text:p>
      <text:p text:style-name="P3"><text:span text:style-name="T8">Extends: </text:span><text:span text:style-name="T9">-</text:span></text:p>
      <text:p text:style-name="P2">Includes: </text:p>
      <text:p text:style-name="P3"><text:span text:style-name="T8">Participators:</text:span><text:span text:style-name="T9"> The player.</text:span></text:p>
      <text:p text:style-name="P4">Normal flow of ev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Actor</text:p>
          </table:table-cell>
          <table:table-cell table:style-name="Table1.C1" office:value-type="string">
            <text:p text:style-name="P5">System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14"><text:span text:style-name="T12"/></text:p>
          </table:table-cell>
          <table:table-cell table:style-name="Table1.C2" office:value-type="string">
            <text:p text:style-name="P6"><text:span text:style-name="T12">There is a </text:span><text:span text:style-name="T21">settings </text:span><text:span text:style-name="T12">menu popping up </text:span><text:span text:style-name="T21">instead of the main menu</text:span><text:span text:style-name="T12">. The menu </text:span><text:span text:style-name="T13">contains</text:span><text:span text:style-name="T12">: </text:span><text:span text:style-name="T18">Language, Sound, </text:span><text:span text:style-name="T19">Back.</text:span>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14"><text:span text:style-name="T12">The Player </text:span><text:span text:style-name="T18">presses </text:span><text:span text:style-name="T19">the button to increase the volume.</text:span>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span text:style-name="T12">3</text:span>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7"><text:span text:style-name="T18">The sound of the game </text:span><text:span text:style-name="T19">increases.</text:span></text:p>
          </table:table-cell>
        </table:table-row>
      </table:table>
      <text:p text:style-name="P16"/>
      <text:p text:style-name="P17">Alternative Flow</text:p>
      <text:p text:style-name="P18"><text:span text:style-name="T21">2.1 The playes presses another button </text:span></text:p>
      <text:p text:style-name="P17"><text:span text:style-name="T21">2.1.1</text:span><text:span text:style-name="T14"> </text:span><text:span text:style-name="T15">The player presses </text:span><text:span text:style-name="T19">the button to decrease the volume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9">Actor</text:p>
          </table:table-cell>
          <table:table-cell table:style-name="Table8.C1" office:value-type="string">
            <text:p text:style-name="P9">System</text:p>
          </table:table-cell>
        </table:table-row>
        <table:table-row>
          <table:table-cell table:style-name="Table8.A2" office:value-type="string">
            <text:p text:style-name="P13"><text:span text:style-name="T21">2.1.1.1</text:span></text:p>
          </table:table-cell>
          <table:table-cell table:style-name="Table8.A2" office:value-type="string">
            <text:p text:style-name="P9"><text:span text:style-name="T14">The player presses </text:span><text:span text:style-name="T19">the button to decrease the volume.</text:span></text:p>
          </table:table-cell>
          <table:table-cell table:style-name="Table8.C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<text:span text:style-name="T21">2.1.1.2</text:span></text:p>
          </table:table-cell>
          <table:table-cell table:style-name="Table8.A2" office:value-type="string">
            <text:p text:style-name="P9"/>
          </table:table-cell>
          <table:table-cell table:style-name="Table8.C2" office:value-type="string">
            <text:p text:style-name="P8"><text:span text:style-name="T18">The sound of the game </text:span><text:span text:style-name="T19">decreases.</text:span></text:p>
          </table:table-cell>
        </table:table-row>
      </table:table>
      <text:p text:style-name="P15"><text:span text:style-name="T1"/></text:p>
      <text:p text:style-name="P15"><text:span text:style-name="T7">2.1.2</text:span><text:span text:style-name="T3"> </text:span><text:span text:style-name="T2">The player </text:span><text:span text:style-name="T1">presses </text:span><text:span text:style-name="T5">the button to mute the volume.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9">Actor</text:p>
          </table:table-cell>
          <table:table-cell table:style-name="Table4.C1" office:value-type="string">
            <text:p text:style-name="P9">System</text:p>
          </table:table-cell>
        </table:table-row>
        <table:table-row>
          <table:table-cell table:style-name="Table4.A2" office:value-type="string">
            <text:p text:style-name="P12"><text:span text:style-name="T14">2.</text:span><text:span text:style-name="T13">1.</text:span><text:span text:style-name="T21">2.1</text:span></text:p>
          </table:table-cell>
          <table:table-cell table:style-name="Table4.A2" office:value-type="string">
            <text:p text:style-name="P9"><text:span text:style-name="T13">The player presses “</text:span><text:span text:style-name="T19">mute”</text:span>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2"><text:span text:style-name="T14">2.1.</text:span><text:span text:style-name="T21">2.2</text:span></text:p>
          </table:table-cell>
          <table:table-cell table:style-name="Table4.A2" office:value-type="string">
            <text:p text:style-name="P10"><text:span text:style-name="T19"/></text:p>
          </table:table-cell>
          <table:table-cell table:style-name="Table4.C2" office:value-type="string">
            <text:p text:style-name="P10"><text:span text:style-name="T19">The volume is muted.</text:span></text:p>
          </table:table-cell>
        </table:table-row>
      </table:table>
      <text:p text:style-name="P15"><text:span text:style-name="T1"/></text:p>
      <text:p text:style-name="P15"><text:span text:style-name="T7">2.1.3</text:span><text:span text:style-name="T2"> </text:span><text:span text:style-name="T4">T</text:span><text:span text:style-name="T2">he player </text:span><text:span text:style-name="T5">choose Language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9">Actor</text:p>
          </table:table-cell>
          <table:table-cell table:style-name="Table2.C1" office:value-type="string">
            <text:p text:style-name="P9">System</text:p>
          </table:table-cell>
        </table:table-row>
        <table:table-row>
          <table:table-cell table:style-name="Table2.A2" office:value-type="string">
            <text:p text:style-name="P12"><text:span text:style-name="T13">2.1.</text:span><text:span text:style-name="T21">3</text:span><text:span text:style-name="T14">.1</text:span></text:p>
          </table:table-cell>
          <table:table-cell table:style-name="Table2.A2" office:value-type="string">
            <text:p text:style-name="P9"><text:span text:style-name="T13">The player </text:span><text:span text:style-name="T19">choose language in some kind of list.</text:span>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2"><text:span text:style-name="T14">2.1.</text:span><text:span text:style-name="T21">3</text:span><text:span text:style-name="T14">.2</text:span>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10"><text:span text:style-name="T19">All text in the menus and the game will be set to the language that is </text:span><text:span text:style-name="T21">chosen.</text:span></text:p>
          </table:table-cell>
        </table:table-row>
      </table:table>
      <text:p text:style-name="P15"><text:span text:style-name="T1"/></text:p>
      <text:p text:style-name="P15"><text:span text:style-name="T7">2.1.4</text:span><text:span text:style-name="T4"> </text:span><text:span text:style-name="T2">The player </text:span><text:span text:style-name="T1">presses “</text:span><text:span text:style-name="T6">Back</text:span><text:span text:style-name="T1">” in the menu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9">Actor</text:p>
          </table:table-cell>
          <table:table-cell table:style-name="Table3.C1" office:value-type="string">
            <text:p text:style-name="P9">System</text:p>
          </table:table-cell>
        </table:table-row>
        <table:table-row>
          <table:table-cell table:style-name="Table3.A2" office:value-type="string">
            <text:p text:style-name="P12"><text:span text:style-name="T13">2.1.</text:span><text:span text:style-name="T21">4</text:span><text:span text:style-name="T13">.1</text:span></text:p>
          </table:table-cell>
          <table:table-cell table:style-name="Table3.A2" office:value-type="string">
            <text:p text:style-name="P9"><text:span text:style-name="T13">The player presses “</text:span><text:span text:style-name="T20">Back</text:span><text:span text:style-name="T13">”.</text:span></text:p>
          </table:table-cell>
          <table:table-cell table:style-name="Table3.C2" office:value-type="string">
            <text:p text:style-name="P9"><text:span text:style-name="T13"/></text:p>
          </table:table-cell>
        </table:table-row>
        <table:table-row>
          <table:table-cell table:style-name="Table3.A2" office:value-type="string">
            <text:p text:style-name="P12"><text:span text:style-name="T14">2.1.</text:span><text:span text:style-name="T21">4</text:span><text:span text:style-name="T14">.2</text:span>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1"><text:span text:style-name="T20">Th</text:span><text:span text:style-name="T22">is </text:span><text:span text:style-name="T20">menu is replaced by the main menu. See </text:span><text:span text:style-name="T22">US main menu.</text:span></text:p>
          </table:table-cell>
        </table:table-row>
      </table:table>
      <text:p text:style-name="P15"><text:soft-page-break/><text:span text:style-name="T1"/></text:p>
      <text:p text:style-name="P1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8:56:52</meta:creation-date>
    <dc:date>2013-04-08T10:00:31</dc:date>
    <meta:editing-duration>PT1H1M26S</meta:editing-duration>
    <meta:editing-cycles>4</meta:editing-cycles>
    <meta:generator>LibreOffice/3.6$Linux_X86_64 LibreOffice_project/360m1$Build-2</meta:generator>
    <meta:document-statistic meta:table-count="5" meta:image-count="0" meta:object-count="0" meta:page-count="2" meta:paragraph-count="45" meta:word-count="184" meta:character-count="1030" meta:non-whitespace-character-count="889"/>
  </office:meta>
</office:document-meta>
</file>